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FluxConfiguration.configurePathMatching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.add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.setConfigurers( List &lt; WebFluxConfigurer &gt; configur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FluxConfiguration.getMessageCodes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WebFluxConfiguration.getValid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WebFluxConfiguration.configureHttpMessageCodecs( ServerCode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.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.getWebSocket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WebFluxConfiguration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.configureContentTypeResolver( RequestedContentTypeResolv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.configureArgumentResolvers( ArgumentResolv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